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d13c" officeooo:paragraph-rsid="0011cf18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1258f" officeooo:paragraph-rsid="0011cf18"/>
    </style:style>
    <style:style style:name="P3" style:family="paragraph" style:parent-style-name="Standard">
      <style:text-properties style:font-name="Arial" officeooo:rsid="0011258f" officeooo:paragraph-rsid="0011cf18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1258f" officeooo:paragraph-rsid="0011cf18" style:font-weight-asian="bold" style:font-weight-complex="bold"/>
    </style:style>
    <style:style style:name="P5" style:family="paragraph" style:parent-style-name="Standard">
      <style:text-properties style:font-name="Arial" fo:font-weight="bold" officeooo:rsid="0012a3ea" officeooo:paragraph-rsid="0012a3ea" style:font-weight-asian="bold" style:font-weight-complex="bold"/>
    </style:style>
    <style:style style:name="P6" style:family="paragraph" style:parent-style-name="Standard">
      <style:text-properties style:font-name="Arial" fo:font-weight="bold" officeooo:rsid="0016f0c2" officeooo:paragraph-rsid="0016f0c2" style:font-weight-asian="bold" style:font-weight-complex="bold"/>
    </style:style>
    <style:style style:name="P7" style:family="paragraph" style:parent-style-name="Standard">
      <style:text-properties style:font-name="Arial" fo:font-weight="bold" officeooo:rsid="0019efbe" officeooo:paragraph-rsid="0019efbe" style:font-weight-asian="bold" style:font-weight-complex="bold"/>
    </style:style>
    <style:style style:name="P8" style:family="paragraph" style:parent-style-name="Standard">
      <style:text-properties style:font-name="Arial" fo:font-size="14pt" fo:font-weight="bold" officeooo:rsid="0011258f" officeooo:paragraph-rsid="0011cf1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29f272" officeooo:paragraph-rsid="0011cf18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officeooo:rsid="0011cf18" officeooo:paragraph-rsid="0011cf18"/>
    </style:style>
    <style:style style:name="P11" style:family="paragraph" style:parent-style-name="Standard">
      <style:text-properties style:font-name="Arial" officeooo:rsid="0012a3ea" officeooo:paragraph-rsid="0012a3ea"/>
    </style:style>
    <style:style style:name="P12" style:family="paragraph" style:parent-style-name="Standard">
      <style:text-properties style:font-name="Arial" officeooo:rsid="00140e8c" officeooo:paragraph-rsid="00140e8c"/>
    </style:style>
    <style:style style:name="P13" style:family="paragraph" style:parent-style-name="Standard">
      <style:text-properties style:font-name="Arial" officeooo:rsid="00142bba" officeooo:paragraph-rsid="00142bba"/>
    </style:style>
    <style:style style:name="P14" style:family="paragraph" style:parent-style-name="Standard">
      <style:text-properties style:font-name="Arial" officeooo:rsid="00144edb" officeooo:paragraph-rsid="00144edb"/>
    </style:style>
    <style:style style:name="P15" style:family="paragraph" style:parent-style-name="Standard">
      <style:text-properties style:font-name="Arial" officeooo:rsid="001563df" officeooo:paragraph-rsid="00142bba"/>
    </style:style>
    <style:style style:name="P16" style:family="paragraph" style:parent-style-name="Standard">
      <style:text-properties style:font-name="Arial" officeooo:rsid="0016f0c2" officeooo:paragraph-rsid="0016f0c2"/>
    </style:style>
    <style:style style:name="P17" style:family="paragraph" style:parent-style-name="Standard">
      <style:text-properties style:font-name="Arial" officeooo:rsid="00182f29" officeooo:paragraph-rsid="00182f29"/>
    </style:style>
    <style:style style:name="P18" style:family="paragraph" style:parent-style-name="Standard">
      <style:text-properties style:font-name="Arial" officeooo:rsid="0019efbe" officeooo:paragraph-rsid="0019efbe"/>
    </style:style>
    <style:style style:name="P19" style:family="paragraph" style:parent-style-name="Standard">
      <style:text-properties officeooo:paragraph-rsid="00142bba"/>
    </style:style>
    <style:style style:name="P20" style:family="paragraph" style:parent-style-name="Standard">
      <style:paragraph-properties fo:break-before="page"/>
      <style:text-properties style:font-name="Arial" officeooo:rsid="0011cf18" officeooo:paragraph-rsid="0011cf18"/>
    </style:style>
    <style:style style:name="P21" style:family="paragraph" style:parent-style-name="Standard">
      <style:paragraph-properties fo:break-before="page"/>
      <style:text-properties style:font-name="Arial" officeooo:rsid="00140e8c" officeooo:paragraph-rsid="00140e8c"/>
    </style:style>
    <style:style style:name="P22" style:family="paragraph" style:parent-style-name="Standard">
      <style:paragraph-properties fo:break-before="page"/>
      <style:text-properties style:font-name="Arial" fo:font-weight="bold" officeooo:rsid="00182f29" officeooo:paragraph-rsid="00182f29" style:font-weight-asian="bold" style:font-weight-complex="bold"/>
    </style:style>
    <style:style style:name="P23" style:family="paragraph" style:parent-style-name="Standard">
      <style:text-properties style:font-name="Arial" officeooo:rsid="0011cf18" officeooo:paragraph-rsid="0011cf18"/>
    </style:style>
    <style:style style:name="P24" style:family="paragraph" style:parent-style-name="Standard">
      <style:text-properties style:font-name="Arial" officeooo:rsid="001086ab" officeooo:paragraph-rsid="001ad12e"/>
    </style:style>
    <style:style style:name="P25" style:family="paragraph" style:parent-style-name="Standard">
      <style:text-properties style:font-name="Arial" officeooo:rsid="0011258f" officeooo:paragraph-rsid="0011cf18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text-align="end" style:writing-mode="lr-tb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font-size="11pt" style:font-size-asian="11pt" style:font-size-complex="11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31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070ff" style:font-size-asian="22pt" style:font-weight-asian="bold" style:font-size-complex="22pt" style:font-weight-complex="bold"/>
    </style:style>
    <style:style style:name="T3" style:family="text">
      <style:text-properties officeooo:rsid="001070ff"/>
    </style:style>
    <style:style style:name="T4" style:family="text">
      <style:text-properties officeooo:rsid="002be833"/>
    </style:style>
    <style:style style:name="T5" style:family="text">
      <style:text-properties officeooo:rsid="0011cf18"/>
    </style:style>
    <style:style style:name="T6" style:family="text">
      <style:text-properties officeooo:rsid="0012a3ea"/>
    </style:style>
    <style:style style:name="T7" style:family="text">
      <style:text-properties officeooo:rsid="00140e8c"/>
    </style:style>
    <style:style style:name="T8" style:family="text">
      <style:text-properties officeooo:rsid="00142bba"/>
    </style:style>
    <style:style style:name="T9" style:family="text">
      <style:text-properties officeooo:rsid="0016f0c2"/>
    </style:style>
    <style:style style:name="T10" style:family="text">
      <style:text-properties style:font-name="Arial" officeooo:rsid="00142bba"/>
    </style:style>
    <style:style style:name="T11" style:family="text">
      <style:text-properties style:font-name="Arial" officeooo:rsid="0016f0c2"/>
    </style:style>
    <style:style style:name="T12" style:family="text">
      <style:text-properties officeooo:rsid="00182f29"/>
    </style:style>
    <style:style style:name="T13" style:family="text">
      <style:text-properties officeooo:rsid="001b4391"/>
    </style:style>
    <style:style style:name="T14" style:family="text">
      <style:text-properties officeooo:rsid="00101714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011cm" fo:min-width="3.281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2024 Spring CPSC 240-</text:span><text:span text:style-name="T2">3</text:span></text:p>
      <text:p text:style-name="P4">Midterm <text:span text:style-name="T5">Program Test</text:span> March <text:span text:style-name="T5">20</text:span> <text:s/><text:span text:style-name="T3">10</text:span>:00am-1<text:span text:style-name="T3">2</text:span>:00<text:span text:style-name="T3">m</text:span></text:p>
      <text:p text:style-name="P3"/>
      <text:p text:style-name="P3"/>
      <text:p text:style-name="P3"/>
      <text:p text:style-name="P8">Preliminary information</text:p>
      <text:p text:style-name="P3"/>
      <text:p text:style-name="P3"/>
      <text:p text:style-name="P3">This test is valued at 100 points. <text:s/>This is an open test including personal documents, personal recordings, books, internet, and programs.</text:p>
      <text:p text:style-name="P3"/>
      <text:p text:style-name="P10">Make a program according to the specifications on the following pages.</text:p>
      <text:p text:style-name="P10"/>
      <text:p text:style-name="P24">Because of the limited time only the minimal level of comments are required. <text:s/>Place Identification in each file of source code as follows:</text:p>
      <text:p text:style-name="P24"><text:tab/>Author name</text:p>
      <text:p text:style-name="P24"><text:tab/>Author email</text:p>
      <text:p text:style-name="P24"><text:tab/>Course and section: <text:s/>CPSC240-<text:span text:style-name="T14">3</text:span></text:p>
      <text:p text:style-name="P24"><text:tab/>Today’s date: Mar 2<text:span text:style-name="T13">0</text:span>, 202<text:span text:style-name="T13">4</text:span></text:p>
      <text:p text:style-name="P3"/>
      <text:p text:style-name="P3"/>
      <text:p text:style-name="P9">Time limit</text:p>
      <text:p text:style-name="P3"/>
      <text:p text:style-name="P3">There is a strict time limit. <text:s/>The test is strictly due at 1<text:span text:style-name="T4">2</text:span>:00<text:span text:style-name="T4">noon</text:span>. <text:s/>There is a 5 minute grace period during which there is no penalty for lateness. <text:s/>After 1<text:span text:style-name="T4">2</text:span>:05<text:span text:style-name="T4">p</text:span>m the test has no value and will not be graded.</text:p>
      <text:p text:style-name="P3"/>
      <text:p text:style-name="P3">If you are concerned about network reliability you may submit the partially completed test document multiple times. <text:s/>The newest submission will be graded.</text:p>
      <text:p text:style-name="P3"/>
      <text:p text:style-name="P1">Only documents in one of the three formats .doc, .docx, or .odt will be accepted. <text:s/>Submissions in all other formats will be deleted.</text:p>
      <text:p text:style-name="P1"/>
      <text:p text:style-name="P1"/>
      <text:p text:style-name="P9">The meaning of <text:span text:style-name="T5">Chris Sawyer</text:span></text:p>
      <text:p text:style-name="P1"/>
      <text:p text:style-name="P10">If you are blanking out on creative ways to make this program then consider the Chris Sawyer program describe on later pag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Continue to the next page</text:p>
      <text:p text:style-name="P10"/>
      <text:p text:style-name="P10"><text:soft-page-break/></text:p>
      <text:p text:style-name="P20">Basic information</text:p>
      <text:p text:style-name="P10"/>
      <text:p text:style-name="P10"/>
      <text:p text:style-name="P10">An electrician is installing a circuit with two parallel sub-circuits. <text:s text:c="2"/></text:p>
      <text:p text:style-name="P10"/>
      <text:p text:style-name="P10">Here are the abbreviations we need.</text:p>
      <text:p text:style-name="P10"/>
      <text:p text:style-name="P10">R1 = Resistance on subcircuit #1 <text:s/><text:span text:style-name="T6">(Ohms)</text:span></text:p>
      <text:p text:style-name="P10">R2 = Resistance on subsircuit #2 <text:s/><text:span text:style-name="T6">(Ohms)</text:span></text:p>
      <text:p text:style-name="P10">E = Electromagnetic force <text:s text:c="3"/><text:span text:style-name="T6">(Volts)</text:span></text:p>
      <text:p text:style-name="P11">I1 = Current in sub-circuit #1 <text:s text:c="2"/>(Amps)</text:p>
      <text:p text:style-name="P11">I2 = Current in sub-circuit #2 <text:s text:c="2"/>(Amps)</text:p>
      <text:p text:style-name="P11">I <text:s/>= <text:s/>Total current in the entire circuit <text:s/>(Amps)</text:p>
      <text:p text:style-name="P11"/>
      <text:p text:style-name="P11">Formulas</text:p>
      <text:p text:style-name="P11">I1 = E / R1</text:p>
      <text:p text:style-name="P11">I2 = E / R2</text:p>
      <text:p text:style-name="P11">I <text:s/>= <text:s/>I1 + I2</text:p>
      <text:p text:style-name="P11"/>
      <text:p text:style-name="P11"/>
      <text:p text:style-name="P11">Make a program that inputs R1, R2, and E. <text:s text:c="2"/>The program then computes I1, I2, and I</text:p>
      <text:p text:style-name="P11"/>
      <text:p text:style-name="P11">The program outputs I1, I2, and I. <text:s text:c="2"/>The program returns I to the driver, which in turn outputs the I number again.</text:p>
      <text:p text:style-name="P11"/>
      <text:p text:style-name="P11"/>
      <text:p text:style-name="P5">Sample dialogue</text:p>
      <text:p text:style-name="P11"/>
      <text:p text:style-name="P11">Welcome to West Beach Electric Company.</text:p>
      <text:p text:style-name="P11">This software is maintained by Frank Larsen.</text:p>
      <text:p text:style-name="P11"/>
      <text:p text:style-name="P11">Please enter the electric force in the circuit (volts): 12.0</text:p>
      <text:p text:style-name="P11">Please enter the resistance in circuit number 1 (ohms): <text:s/>3.0</text:p>
      <text:p text:style-name="P11">Please enter the resistance in circuit number 2 (ohms): <text:s/><text:span text:style-name="T7">6</text:span>.0</text:p>
      <text:p text:style-name="P12">Thank you.</text:p>
      <text:p text:style-name="P12">The current on the first circuit is 4.00000 amps.</text:p>
      <text:p text:style-name="P12">The current on the second circuit is 2.00000 amps.</text:p>
      <text:p text:style-name="P12">The total current is 6.0<text:span text:style-name="T12">0000</text:span> amps</text:p>
      <text:p text:style-name="P12"/>
      <text:p text:style-name="P12">The main received this number 6.00000 and will keep it <text:span text:style-name="T8">for</text:span> <text:span text:style-name="T8">later</text:span>.</text:p>
      <text:p text:style-name="P12">A zero will be returned to the operating system. Bye</text:p>
      <text:p text:style-name="P12"/>
      <text:p text:style-name="P12"/>
      <text:p text:style-name="P12"/>
      <text:p text:style-name="P12">See next page</text:p>
      <text:p text:style-name="P12"/>
      <text:p text:style-name="P12"/>
      <text:p text:style-name="P21">The following are required for full credit</text:p>
      <text:p text:style-name="P12"/>
      <text:p text:style-name="P12">All numbers in this program are IEEE float numbers.</text:p>
      <text:p text:style-name="P12"/>
      <text:p text:style-name="P16">Each input must be validated. <text:s/>If an invalid number is encountered then the block will iterate until a valid number is received.</text:p>
      <text:p text:style-name="P12"/>
      <text:p text:style-name="P12"/>
      <text:p text:style-name="P12">For output show all numbers with 5 (or more) digits on the right of the decimal point.</text:p>
      <text:p text:style-name="P12"/>
      <text:p text:style-name="P12"/>
      <text:p text:style-name="P13">Make a function in assembly with prototype: <text:s text:c="2"/></text:p>
      <text:p text:style-name="P13"/>
      <text:p text:style-name="P13"><text:tab/>double circuit(double r1, double r2, double r, double ef);</text:p>
      <text:p text:style-name="P13"/>
      <text:p text:style-name="P19"><text:span text:style-name="T10">The function circuit receives the three inputted numbers. <text:s/>The function then computes the three currents I1, I2, and I. <text:s/>The function </text:span><text:span text:style-name="T11">outputs all three number and returns only the total current value.</text:span></text:p>
      <text:p text:style-name="P15"/>
      <text:p text:style-name="P13"/>
      <text:p text:style-name="P14">The electricity function returns the total <text:span text:style-name="T9">current (</text:span>amps<text:span text:style-name="T9">)</text:span> to the driver.</text:p>
      <text:p text:style-name="P14"/>
      <text:p text:style-name="P14"/>
      <text:p text:style-name="P14"/>
      <text:p text:style-name="P6">Calling diagram</text:p>
      <text:p text:style-name="P16"/>
      <text:p text:style-name="P16"><draw:g text:anchor-type="paragraph" draw:z-index="0" draw:name="Shape1" draw:style-name="gr1"><draw:custom-shape draw:name="Shape1" draw:style-name="gr2" draw:text-style-name="P28" svg:width="3.282cm" svg:height="2.012cm" svg:x="6.389cm" svg:y="0.429cm"><text:p text:style-name="P26"/><text:p text:style-name="P26"><text:span text:style-name="T15">main</text:span></text:p><text:p text:style-name="P27"><text:span text:style-name="T16">C or C++</text:span> <text:s text:c="2"/></text:p><draw:enhanced-geometry svg:viewBox="0 0 21600 21600" draw:type="rectangle" draw:enhanced-path="M 0 0 L 21600 0 21600 21600 0 21600 0 0 Z N"/></draw:custom-shape><draw:custom-shape draw:name="Shape1_0" draw:style-name="gr2" draw:text-style-name="P30" svg:width="3.282cm" svg:height="2.012cm" svg:x="6.495cm" svg:y="3.503cm"><text:p text:style-name="P29"><text:span text:style-name="T17"/></text:p><text:p text:style-name="P29"><text:span text:style-name="T15">electricity</text:span></text:p><text:p text:style-name="P29"><text:span text:style-name="T15"><text:s text:c="13"/></text:span><text:span text:style-name="T15">asm</text:span></text:p><draw:enhanced-geometry svg:viewBox="0 0 21600 21600" draw:type="rectangle" draw:enhanced-path="M 0 0 L 21600 0 21600 21600 0 21600 0 0 Z N"/></draw:custom-shape><draw:custom-shape draw:name="Shape1_1" draw:style-name="gr2" draw:text-style-name="P30" svg:width="3.282cm" svg:height="2.012cm" svg:x="6.627cm" svg:y="6.387cm"><text:p text:style-name="P29"><text:span text:style-name="T17"/></text:p><text:p text:style-name="P29"><text:span text:style-name="T15">current</text:span></text:p><text:p text:style-name="P29"><text:span text:style-name="T17"/></text:p><text:p text:style-name="P29"><text:span text:style-name="T17"><text:s text:c="8"/></text:span><text:span text:style-name="T15">asm</text:span></text:p><draw:enhanced-geometry svg:viewBox="0 0 21600 21600" draw:type="rectangle" draw:enhanced-path="M 0 0 L 21600 0 21600 21600 0 21600 0 0 Z N"/></draw:custom-shape><draw:line draw:name="Shape2" draw:style-name="gr3" draw:text-style-name="P31" svg:x1="8.4cm" svg:y1="2.314cm" svg:x2="8.453cm" svg:y2="3.505cm"><text:p/></draw:line><draw:line draw:name="Shape2_0" draw:style-name="gr3" draw:text-style-name="P31" svg:x1="8.373cm" svg:y1="5.514cm" svg:x2="8.373cm" svg:y2="6.387cm"><text:p/></draw:lin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Chris Sawyer</text:p>
      <text:p text:style-name="P17"/>
      <text:p text:style-name="P17">If you are suffering from programmer’s block then you should consider submitting the Chris Sawyer program worth 20 points.</text:p>
      <text:p text:style-name="P17"/>
      <text:p text:style-name="P18">This program has a driver program, which calls the Chris function. <text:s/>The Chris function is written in X86 assembly. <text:s/>The function outputs “Happy Birthday Chris” 39 times. <text:s/>After that it returns nothing to main. <text:s text:c="2"/>Main outputs “Chris thanks you for the birthday messages”. <text:s/>Then main sends zero to the operating system.</text:p>
      <text:p text:style-name="P18"/>
      <text:p text:style-name="P18"/>
      <text:p text:style-name="P18"/>
      <text:p text:style-name="P18"/>
      <text:p text:style-name="P7">Other partial credit</text:p>
      <text:p text:style-name="P18"/>
      <text:p text:style-name="P18">If you don’t have time to complete the entire program then it is up to you to wisely decide to omit portions of the program. <text:s text:c="2"/>For example, you could omit data validation to save time.You decide what you will omit to save time while programming.</text:p>
      <text:p text:style-name="P22">Conclusion</text:p>
      <text:p text:style-name="P17"/>
      <text:p text:style-name="P17">Make sure these 3 items of identification appear in your program documents.</text:p>
      <text:p text:style-name="P17"><text:tab/>Your name</text:p>
      <text:p text:style-name="P17"><text:tab/>Your email</text:p>
      <text:p text:style-name="P17"><text:tab/>“240 midterm program”</text:p>
      <text:p text:style-name="P17"/>
      <text:p text:style-name="P17">Because this is a timed test you are not required to submit a program with full professional status.</text:p>
      <text:p text:style-name="P17"/>
      <text:p text:style-name="P17">Don’t forget the bash file. <text:s text:c="2"/>There is no credit if the bash file is omitted.</text:p>
      <text:p text:style-name="P17"/>
      <text:p text:style-name="P17">Send the individual documents to me ask attachments to an email message.</text:p>
      <text:p text:style-name="P17"/>
      <text:p text:style-name="P17">Send to <text:s text:c="2"/><text:a xlink:type="simple" xlink:href="mailto:holliday@fullerton.edu" text:style-name="Internet_20_link" text:visited-style-name="Visited_20_Internet_20_Link">holliday@fullerton.edu</text:a>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6" meta:paragraph-count="68" meta:word-count="715" meta:character-count="4185" meta:non-whitespace-character-count="3480"/>
  </office:meta>
</office:document-meta>
</file>